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top="0.1cm" fo:margin-bottom="0.1cm" fo:text-align="center">
        <style:tab-stops/>
      </style:paragraph-properties>
    </style:style>
    <style:style style:name="P2" style:family="paragraph">
      <style:paragraph-properties fo:margin-top="0.1cm" fo:margin-bottom="0.1cm" fo:text-align="center">
        <style:tab-stops/>
      </style:paragraph-properties>
      <style:text-properties fo:font-size="8pt" style:font-size-asian="18pt" style:font-size-complex="18pt" style:text-scale="90%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8pt" style:font-size-asian="18pt" style:font-size-complex="18pt" style:text-scale="90%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999999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8pt" style:font-size-asian="18pt" style:font-size-complex="18pt" style:text-scale="9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7cm" svg:height="1.9cm" svg:x="2cm" svg:y="1.5cm">
          <text:p text:style-name="P1"><text:span text:style-name="T1">Left mouse button click</text:span></text:p>
          <text:p text:style-name="P1"><text:span text:style-name="T1">Textfield with id username</text:span>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" draw:id="id1" draw:layer="layout" svg:width="1.3cm" svg:height="0.6cm" svg:x="8.9cm" svg:y="0.1cm">
          <text:p text:style-name="P3"><text:span text:style-name="T1">Trie 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7cm" svg:height="1.9cm" svg:x="2cm" svg:y="3.9cm">
          <text:p text:style-name="P1"><text:span text:style-name="T1">Text input</text:span><text:span text:style-name="T1"><text:line-break/></text:span><text:span text:style-name="T1"/></text:p>
          <text:p text:style-name="P1"><text:span text:style-name="T1">Textfield with id username</text:span>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7cm" svg:height="1.9cm" svg:x="1cm" svg:y="6.3cm">
          <text:p text:style-name="P1"><text:span text:style-name="T1">Left mouse button click</text:span></text:p>
          <text:p text:style-name="P1"><text:span text:style-name="T1">Textfield with id username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1.7cm" svg:height="1.9cm" svg:x="3cm" svg:y="6.3cm">
          <text:p text:style-name="P1"><text:span text:style-name="T1">Left mouse button click</text:span></text:p>
          <text:p text:style-name="P1"><text:span text:style-name="T1">Textfield with id password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55cm" svg:y1="0.7cm" svg:x2="2.85cm" svg:y2="1.5cm" draw:start-shape="id1" draw:start-glue-point="2" draw:end-shape="id2" draw:end-glue-point="0" svg:d="m9550 700-6700 800">
          <text:p/>
        </draw:connector>
        <draw:connector draw:style-name="gr2" draw:text-style-name="P3" draw:layer="layout" draw:type="line" svg:x1="2.85cm" svg:y1="3.4cm" svg:x2="2.85cm" svg:y2="3.9cm" draw:start-shape="id2" draw:start-glue-point="2" draw:end-shape="id3" svg:d="m2850 3400v500">
          <text:p/>
        </draw:connector>
        <draw:connector draw:style-name="gr2" draw:text-style-name="P3" draw:layer="layout" draw:type="line" svg:x1="2.85cm" svg:y1="5.8cm" svg:x2="1.85cm" svg:y2="6.3cm" draw:start-shape="id3" draw:start-glue-point="2" draw:end-shape="id4" draw:end-glue-point="0" svg:d="m2850 5800-1000 500">
          <text:p/>
        </draw:connector>
        <draw:connector draw:style-name="gr2" draw:text-style-name="P3" draw:layer="layout" draw:type="line" svg:x1="2.85cm" svg:y1="5.8cm" svg:x2="3.85cm" svg:y2="6.3cm" draw:start-shape="id3" draw:start-glue-point="2" draw:end-shape="id5" draw:end-glue-point="0" svg:d="m2850 5800 1000 500">
          <text:p/>
        </draw:connector>
        <draw:connector draw:style-name="gr2" draw:text-style-name="P3" draw:layer="layout" draw:type="line" svg:x1="9.55cm" svg:y1="0.7cm" svg:x2="7.55cm" svg:y2="1.5cm" draw:start-shape="id1" draw:start-glue-point="2" draw:end-shape="id6" draw:end-glue-point="0" svg:d="m9550 700-2000 800">
          <text:p/>
        </draw:connector>
        <draw:connector draw:style-name="gr2" draw:text-style-name="P3" draw:layer="layout" draw:type="line" svg:x1="9.55cm" svg:y1="0.7cm" svg:x2="11.25cm" svg:y2="1.5cm" draw:start-shape="id1" draw:start-glue-point="2" draw:end-shape="id7" draw:end-glue-point="0" svg:d="m9550 700 1700 800">
          <text:p/>
        </draw:connector>
        <draw:custom-shape draw:style-name="gr1" draw:text-style-name="P2" xml:id="id6" draw:id="id6" draw:layer="layout" svg:width="1.7cm" svg:height="1.9cm" svg:x="6.7cm" svg:y="1.5cm">
          <text:p text:style-name="P1"><text:span text:style-name="T1">Text input</text:span><text:span text:style-name="T1"><text:line-break/></text:span><text:span text:style-name="T1"/></text:p>
          <text:p text:style-name="P1"><text:span text:style-name="T1">Textfield with id username</text:span>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1.7cm" svg:height="1.9cm" svg:x="5.7cm" svg:y="3.9cm">
          <text:p text:style-name="P1"><text:span text:style-name="T1">Left mouse button click</text:span></text:p>
          <text:p text:style-name="P1"><text:span text:style-name="T1">Textfield with id username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1.7cm" svg:height="1.9cm" svg:x="7.7cm" svg:y="3.9cm">
          <text:p text:style-name="P1"><text:span text:style-name="T1">Left mouse button click</text:span></text:p>
          <text:p text:style-name="P1"><text:span text:style-name="T1">Textfield with id password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.55cm" svg:y1="3.4cm" svg:x2="6.55cm" svg:y2="3.9cm" draw:start-shape="id6" draw:start-glue-point="2" draw:end-shape="id8" draw:end-glue-point="0" svg:d="m7550 3400-1000 500">
          <text:p/>
        </draw:connector>
        <draw:connector draw:style-name="gr2" draw:text-style-name="P3" draw:layer="layout" draw:type="line" svg:x1="7.55cm" svg:y1="3.4cm" svg:x2="8.55cm" svg:y2="3.9cm" draw:start-shape="id6" draw:start-glue-point="2" draw:end-shape="id9" draw:end-glue-point="0" svg:d="m7550 3400 1000 500">
          <text:p/>
        </draw:connector>
        <draw:custom-shape draw:style-name="gr1" draw:text-style-name="P2" xml:id="id10" draw:id="id10" draw:layer="layout" svg:width="1.7cm" svg:height="1.9cm" svg:x="5.7cm" svg:y="6.3cm">
          <text:p text:style-name="P1"><text:span text:style-name="T1">Text input</text:span><text:span text:style-name="T1"><text:line-break/></text:span><text:span text:style-name="T1"/></text:p>
          <text:p text:style-name="P1"><text:span text:style-name="T1">Textfield with id username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.55cm" svg:y1="5.8cm" svg:x2="6.55cm" svg:y2="6.3cm" draw:start-shape="id8" draw:start-glue-point="2" draw:end-shape="id10" draw:end-glue-point="0" svg:d="m6550 5800v500">
          <text:p/>
        </draw:connector>
        <draw:custom-shape draw:style-name="gr1" draw:text-style-name="P2" xml:id="id11" draw:id="id11" draw:layer="layout" svg:width="1.7cm" svg:height="1.9cm" svg:x="7.7cm" svg:y="6.3cm">
          <text:p text:style-name="P1"><text:span text:style-name="T1">Text input</text:span><text:span text:style-name="T1"><text:line-break/></text:span><text:span text:style-name="T1"/></text:p>
          <text:p text:style-name="P1"><text:span text:style-name="T1">Textfield with id password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.55cm" svg:y1="5.8cm" svg:x2="8.55cm" svg:y2="6.3cm" draw:start-shape="id9" draw:start-glue-point="2" draw:end-shape="id11" draw:end-glue-point="0" svg:d="m8550 5800v500">
          <text:p/>
        </draw:connector>
        <draw:custom-shape draw:style-name="gr1" draw:text-style-name="P2" xml:id="id7" draw:id="id7" draw:layer="layout" svg:width="1.7cm" svg:height="1.9cm" svg:x="10.4cm" svg:y="1.5cm">
          <text:p text:style-name="P1"><text:span text:style-name="T1">Left mouse button click</text:span></text:p>
          <text:p text:style-name="P1"><text:span text:style-name="T1">Textfield with id password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1.7cm" svg:height="1.9cm" svg:x="10.4cm" svg:y="3.9cm">
          <text:p text:style-name="P1"><text:span text:style-name="T1">Text input</text:span><text:span text:style-name="T1"><text:line-break/></text:span><text:span text:style-name="T1"/></text:p>
          <text:p text:style-name="P1"><text:span text:style-name="T1">Textfield with id password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25cm" svg:y1="3.4cm" svg:x2="11.25cm" svg:y2="3.9cm" draw:start-shape="id7" draw:start-glue-point="2" draw:end-shape="id12" draw:end-glue-point="0" svg:d="m11250 3400v500">
          <text:p/>
        </draw:connector>
        <draw:custom-shape draw:style-name="gr1" draw:text-style-name="P2" xml:id="id13" draw:id="id13" draw:layer="layout" svg:width="1.7cm" svg:height="1.9cm" svg:x="10.4cm" svg:y="6.3cm">
          <text:p text:style-name="P1"><text:span text:style-name="T1">Left mouse button click</text:span></text:p>
          <text:p text:style-name="P1"><text:span text:style-name="T1">Button with name „login“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25cm" svg:y1="5.8cm" svg:x2="11.25cm" svg:y2="6.3cm" draw:start-shape="id12" draw:start-glue-point="2" draw:end-shape="id13" draw:end-glue-point="0" svg:d="m11250 5800v500">
          <text:p/>
        </draw:connector>
        <draw:custom-shape draw:style-name="gr1" draw:text-style-name="P2" xml:id="id14" draw:id="id14" draw:layer="layout" svg:width="1.7cm" svg:height="1.9cm" svg:x="13.1cm" svg:y="1.5cm">
          <text:p text:style-name="P1"><text:span text:style-name="T1">Text input</text:span><text:span text:style-name="T1"><text:line-break/></text:span><text:span text:style-name="T1"/></text:p>
          <text:p text:style-name="P1"><text:span text:style-name="T1">Textfield with id password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1.7cm" svg:height="1.9cm" svg:x="13.1cm" svg:y="3.9cm">
          <text:p text:style-name="P1"><text:span text:style-name="T1">Left mouse button click</text:span></text:p>
          <text:p text:style-name="P1"><text:span text:style-name="T1">Button with name „login“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3.95cm" svg:y1="3.4cm" svg:x2="13.95cm" svg:y2="3.9cm" draw:start-shape="id14" draw:start-glue-point="2" draw:end-shape="id15" draw:end-glue-point="0" svg:d="m13950 3400v500">
          <text:p/>
        </draw:connector>
        <draw:connector draw:style-name="gr2" draw:text-style-name="P3" draw:layer="layout" draw:type="line" svg:x1="9.55cm" svg:y1="0.7cm" svg:x2="13.95cm" svg:y2="1.5cm" draw:start-shape="id1" draw:start-glue-point="2" draw:end-shape="id14" draw:end-glue-point="0" svg:d="m9550 700 4400 800">
          <text:p/>
        </draw:connector>
        <draw:custom-shape draw:style-name="gr1" draw:text-style-name="P2" xml:id="id16" draw:id="id16" draw:layer="layout" svg:width="1.7cm" svg:height="1.9cm" svg:x="15.8cm" svg:y="1.5cm">
          <text:p text:style-name="P1"><text:span text:style-name="T1">Left mouse button click</text:span></text:p>
          <text:p text:style-name="P1"><text:span text:style-name="T1">Button with name „login“</text:span></text:p>
          <text:p text:style-name="P1"><text:span text:style-name="T1">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55cm" svg:y1="0.7cm" svg:x2="16.65cm" svg:y2="1.5cm" draw:start-shape="id1" draw:start-glue-point="2" draw:end-shape="id16" draw:end-glue-point="0" svg:d="m9550 700 7100 800">
          <text:p/>
        </draw:connector>
        <draw:custom-shape draw:style-name="gr3" draw:text-style-name="P5" draw:layer="layout" svg:width="17.5cm" svg:height="2.1cm" svg:x="0.1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7.5cm" svg:height="2.1cm" svg:x="0.1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7.5cm" svg:height="2.1cm" svg:x="0.1cm" svg:y="6.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1cm" svg:height="0.725cm" draw:transform="rotate (1.5707963267949) translate (0.1cm 3.5cm)">
          <draw:text-box>
            <text:p text:style-name="P6">Level 1</text:p>
          </draw:text-box>
        </draw:frame>
        <draw:frame draw:style-name="gr4" draw:text-style-name="P6" draw:layer="layout" svg:width="2.1cm" svg:height="0.725cm" draw:transform="rotate (1.5707963267949) translate (0.1cm 5.9cm)">
          <draw:text-box>
            <text:p text:style-name="P6">Level 2</text:p>
          </draw:text-box>
        </draw:frame>
        <draw:frame draw:style-name="gr4" draw:text-style-name="P6" draw:layer="layout" svg:width="2.1cm" svg:height="0.725cm" draw:transform="rotate (1.5707963267949) translate (0.1cm 8.3cm)">
          <draw:text-box>
            <text:p text:style-name="P6">Level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cm" fo:page-height="8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3-11-12T12:36:06.70</dc:date>
    <meta:editing-duration>PT2H55M41S</meta:editing-duration>
    <meta:editing-cycles>22</meta:editing-cycles>
    <meta:generator>LibreOffice/3.5$Windows_x86 LibreOffice_project/e0fbe70-5879838-a0745b0-0cd1158-638b327</meta:generator>
    <meta:document-statistic meta:object-count="37"/>
  </office:meta>
</office:document-meta>
</file>